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478000002FF000002FF48A17155E02CCD40.svg" manifest:media-type="image/svg+xml"/>
  <manifest:file-entry manifest:full-path="Pictures/100000010000001D0000001D81331D409F1746F3.png" manifest:media-type="image/png"/>
  <manifest:file-entry manifest:full-path="Pictures/1000000000000040000000407E8980CF6F3D35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Standard">
      <style:paragraph-properties fo:orphans="0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9" style:family="paragraph" style:parent-style-name="Text_20_body" style:list-style-name="L2">
      <style:paragraph-properties style:writing-mode="lr-tb"/>
    </style:style>
    <style:style style:name="P10" style:family="paragraph" style:parent-style-name="Text_20_body" style:list-style-name="L3">
      <style:paragraph-properties style:writing-mode="lr-tb"/>
    </style:style>
    <style:style style:name="P11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12" style:family="paragraph" style:parent-style-name="Text_20_body" style:list-style-name="L4">
      <style:paragraph-properties style:writing-mode="lr-tb"/>
    </style:style>
    <style:style style:name="P13" style:family="paragraph" style:parent-style-name="Text_20_body" style:list-style-name="L5">
      <style:paragraph-properties fo:margin-top="0cm" fo:margin-bottom="0cm" style:contextual-spacing="false" style:writing-mode="lr-tb"/>
    </style:style>
    <style:style style:name="P14" style:family="paragraph" style:parent-style-name="Text_20_body" style:list-style-name="L5">
      <style:paragraph-properties style:writing-mode="lr-tb"/>
    </style:style>
    <style:style style:name="P15" style:family="paragraph" style:parent-style-name="Text_20_body" style:list-style-name="L6">
      <style:paragraph-properties fo:margin-top="0cm" fo:margin-bottom="0cm" style:contextual-spacing="false" style:writing-mode="lr-tb"/>
    </style:style>
    <style:style style:name="P16" style:family="paragraph" style:parent-style-name="Text_20_body" style:list-style-name="L6">
      <style:paragraph-properties style:writing-mode="lr-tb"/>
    </style:style>
    <style:style style:name="P17" style:family="paragraph" style:parent-style-name="Text_20_body" style:list-style-name="L7">
      <style:paragraph-properties fo:margin-top="0cm" fo:margin-bottom="0cm" style:contextual-spacing="false" style:writing-mode="lr-tb"/>
    </style:style>
    <style:style style:name="P18" style:family="paragraph" style:parent-style-name="Text_20_body" style:list-style-name="L7">
      <style:paragraph-properties style:writing-mode="lr-tb"/>
    </style:style>
    <style:style style:name="P19" style:family="paragraph" style:parent-style-name="Text_20_body" style:list-style-name="L8">
      <style:paragraph-properties fo:margin-top="0cm" fo:margin-bottom="0cm" style:contextual-spacing="false" style:writing-mode="lr-tb"/>
    </style:style>
    <style:style style:name="P20" style:family="paragraph" style:parent-style-name="Text_20_body" style:list-style-name="L8">
      <style:paragraph-properties style:writing-mode="lr-tb"/>
    </style:style>
    <style:style style:name="P21" style:family="paragraph" style:parent-style-name="Text_20_body" style:list-style-name="L9">
      <style:paragraph-properties style:writing-mode="lr-tb"/>
    </style:style>
    <style:style style:name="P22" style:family="paragraph" style:parent-style-name="Text_20_body" style:list-style-name="L10">
      <style:paragraph-properties fo:margin-top="0cm" fo:margin-bottom="0cm" style:contextual-spacing="false" style:writing-mode="lr-tb"/>
    </style:style>
    <style:style style:name="P23" style:family="paragraph" style:parent-style-name="Text_20_body" style:list-style-name="L10">
      <style:paragraph-properties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26b2d0ee85277c56">
        <text:section text:style-name="Sect1" text:name="user-query-content-2">
          <text:p text:style-name="P5">how to make a drop down menu in the godot inspector for custom type with custom icons</text:p>
        </text:section>
        <text:p text:style-name="P3">Show drafts </text:p>
        <text:p text:style-name="P4"><draw:frame draw:style-name="fr1" draw:name="Bild1" text:anchor-type="as-char" svg:width="0.767cm" svg:height="0.767cm" draw:z-index="0"><draw:image xlink:href="Pictures/10000478000002FF000002FF48A17155E02CCD40.svg" xlink:type="simple" xlink:show="embed" xlink:actuate="onLoad" draw:mime-type="image/svg+xml"/><draw:image xlink:href="Pictures/100000010000001D0000001D81331D409F1746F3.png" xlink:type="simple" xlink:show="embed" xlink:actuate="onLoad" draw:mime-type="image/png"/></draw:frame></text:p>
        <text:p text:style-name="P5">To create a custom dropdown menu in the Godot Inspector for a custom type with custom icons, you'll need to combine a few techniques:</text:p>
        <text:p text:style-name="P5"><text:span text:style-name="Strong_20_Emphasis">1. Define Your Custom Type:</text:span></text:p>
        <text:list text:style-name="L1">
          <text:list-item>
            <text:p text:style-name="P6">Create a new script that inherits from <text:span text:style-name="Source_20_Text">Resource</text:span> or <text:span text:style-name="Source_20_Text">Node</text:span>. </text:p>
          </text:list-item>
          <text:list-item>
            <text:p text:style-name="P7">Define an <text:span text:style-name="Source_20_Text">enum</text:span> to represent the different options in your dropdown: </text:p>
          </text:list-item>
        </text:list>
        <text:p text:style-name="P5">GDScript</text:p>
        <text:p text:style-name="P2"><text:span text:style-name="Source_20_Text">extends Resource</text:span></text:p>
        <text:p text:style-name="P2"/>
        <text:p text:style-name="P2"><text:span text:style-name="Source_20_Text">enum MyCustomType {</text:span></text:p>
        <text:p text:style-name="P2"><text:span text:style-name="Source_20_Text"><text:s text:c="4"/>OptionA,</text:span></text:p>
        <text:p text:style-name="P2"><text:span text:style-name="Source_20_Text"><text:s text:c="4"/>OptionB,</text:span></text:p>
        <text:p text:style-name="P2"><text:span text:style-name="Source_20_Text"><text:s text:c="4"/>OptionC</text:span></text:p>
        <text:p text:style-name="P1"><text:span text:style-name="Source_20_Text">}</text:span></text:p>
        <text:p text:style-name="P5">Use code <text:a xlink:type="simple" xlink:href="../../../../../../faq%23coding" office:target-frame-name="_blank" xlink:show="new" text:style-name="Internet_20_link" text:visited-style-name="Visited_20_Internet_20_Link">with caution.</text:a></text:p>
        <text:p text:style-name="P5"><text:span text:style-name="Strong_20_Emphasis">2. Create a Property Editor Plugin:</text:span></text:p>
        <text:list text:style-name="L2">
          <text:list-item>
            <text:p text:style-name="P8">Create a new script that inherits from <text:span text:style-name="Source_20_Text">PropertyEditor</text:span>. </text:p>
          </text:list-item>
          <text:list-item>
            <text:p text:style-name="P9">Implement the <text:span text:style-name="Source_20_Text">create_property_editor</text:span> method to create a custom editor for your custom type: </text:p>
          </text:list-item>
        </text:list>
        <text:p text:style-name="P5">GDScript</text:p>
        <text:p text:style-name="P2"><text:span text:style-name="Source_20_Text">extends PropertyEditor</text:span></text:p>
        <text:p text:style-name="P2"/>
        <text:p text:style-name="P2"><text:span text:style-name="Source_20_Text">func create_property_editor(property, object, metadata):</text:span></text:p>
        <text:p text:style-name="P2"><text:span text:style-name="Source_20_Text"><text:s text:c="4"/>var option_names = ["Option A", "Option B", "Option C"]</text:span></text:p>
        <text:p text:style-name="P2"><text:span text:style-name="Source_20_Text"><text:s text:c="4"/>var option_icons = [load("res://icon_a.svg"), load("res://icon_b.svg"), load("res://icon_c.svg")]</text:span></text:p>
        <text:p text:style-name="P2"><text:span text:style-name="Source_20_Text"><text:s text:c="4"/>var option_enum = ["MyCustomType.OptionA", "MyCustomType.OptionB", "MyCustomType.OptionC"]</text:span></text:p>
        <text:p text:style-name="P2"/>
        <text:p text:style-name="P2"><text:span text:style-name="Source_20_Text"><text:s text:c="4"/>var option_button = OptionButton.new()</text:span></text:p>
        <text:p text:style-name="P2"><text:span text:style-name="Source_20_Text"><text:s text:c="4"/>option_button.items = option_names</text:span></text:p>
        <text:p text:style-name="P2"><text:span text:style-name="Source_20_Text"><text:s text:c="4"/>option_button.icons = option_icons</text:span></text:p>
        <text:p text:style-name="P2"><text:span text:style-name="Source_20_Text"><text:s text:c="4"/>option_button.item_selected_signal.connect(func(index):</text:span></text:p>
        <text:p text:style-name="P2"><text:span text:style-name="Source_20_Text"><text:s text:c="8"/>object.set(property, option_enum[index])</text:span></text:p>
        <text:p text:style-name="P2"><text:span text:style-name="Source_20_Text"><text:s text:c="4"/>)</text:span></text:p>
        <text:p text:style-name="P2"/>
        <text:p text:style-name="P2"><text:span text:style-name="Source_20_Text"><text:s text:c="4"/>option_button.selected = option_enum.find(str(object.get(property)))</text:span></text:p>
        <text:p text:style-name="P2"/>
        <text:p text:style-name="P1"><text:span text:style-name="Source_20_Text"><text:s text:c="4"/>return option_button</text:span></text:p>
        <text:p text:style-name="P5">Use code <text:a xlink:type="simple" xlink:href="../../../../../../faq%23coding" office:target-frame-name="_blank" xlink:show="new" text:style-name="Internet_20_link" text:visited-style-name="Visited_20_Internet_20_Link">with caution.</text:a></text:p>
        <text:p text:style-name="P5"><text:span text:style-name="Strong_20_Emphasis">3. Register the Property Editor Plugin:</text:span></text:p>
        <text:list text:style-name="L3">
          <text:list-item>
            <text:p text:style-name="P10"><text:soft-page-break/>In your <text:span text:style-name="Source_20_Text">project.godot</text:span> file, add a <text:span text:style-name="Source_20_Text">[property_editor]</text:span> section and register your plugin: </text:p>
          </text:list-item>
        </text:list>
        <text:p text:style-name="P2"><text:span text:style-name="Source_20_Text">[property_editor]</text:span></text:p>
        <text:p text:style-name="P1"><text:span text:style-name="Source_20_Text">my_custom_type_editor = "res://MyCustomTypeEditor.gd"</text:span></text:p>
        <text:p text:style-name="P5"><text:span text:style-name="Strong_20_Emphasis">4. Use the Custom Type in Your Scene:</text:span></text:p>
        <text:list text:style-name="L4">
          <text:list-item>
            <text:p text:style-name="P11">Add a node of your custom type to your scene. </text:p>
          </text:list-item>
          <text:list-item>
            <text:p text:style-name="P12">In the Inspector, you should now see a dropdown menu with the specified options and icons. </text:p>
          </text:list-item>
        </text:list>
        <text:p text:style-name="P5"><text:span text:style-name="Strong_20_Emphasis">Additional Considerations:</text:span></text:p>
        <text:list text:style-name="L5">
          <text:list-item>
            <text:p text:style-name="P13"><text:span text:style-name="Strong_20_Emphasis">Icon Loading:</text:span> Ensure that the icons are loaded correctly and are in a valid format (e.g., SVG, PNG). </text:p>
          </text:list-item>
          <text:list-item>
            <text:p text:style-name="P13"><text:span text:style-name="Strong_20_Emphasis">Customizing the Dropdown:</text:span> You can further customize the dropdown's appearance and behavior by modifying the <text:span text:style-name="Source_20_Text">OptionButton</text:span> properties and signals. </text:p>
          </text:list-item>
          <text:list-item>
            <text:p text:style-name="P13"><text:span text:style-name="Strong_20_Emphasis">Complex Types:</text:span> For more complex custom types, you might need to create more advanced property editors with multiple controls or custom validation. </text:p>
          </text:list-item>
          <text:list-item>
            <text:p text:style-name="P14"><text:span text:style-name="Strong_20_Emphasis">Godot's Built-in Property Editors:</text:span> Explore Godot's built-in property editors for inspiration and to leverage existing functionality. </text:p>
          </text:list-item>
        </text:list>
        <text:p text:style-name="P5">By following these steps, you can create a user-friendly and visually appealing custom dropdown menu in the Godot Inspector for your custom type.</text:p>
        <text:section text:style-name="Sect1" text:name="feedback-form-2">
          <text:p text:style-name="Text_20_body"/>
        </text:section>
        <text:section text:style-name="Sect1" text:name="factuality-form-2">
          <text:p text:style-name="Text_20_body"/>
        </text:section>
      </text:section>
      <text:section text:style-name="Sect1" text:name="bc20c54e5a4a4b8c">
        <text:p text:style-name="Standard"><draw:frame draw:style-name="fr1" draw:name="Bild2" text:anchor-type="as-char" svg:width="0.847cm" svg:height="0.847cm" draw:z-index="1"><draw:image xlink:href="Pictures/1000000000000040000000407E8980CF6F3D3598.png" xlink:type="simple" xlink:show="embed" xlink:actuate="onLoad" draw:mime-type="image/png"/><svg:title>profile picture</svg:title></draw:frame></text:p>
        <text:section text:style-name="Sect1" text:name="user-query-content-3">
          <text:p text:style-name="P5">how to make a godot editor plugin that automatically takes a screenshot of my scene and uses it as icon in a drop down menu.</text:p>
        </text:section>
        <text:p text:style-name="Standard">Show drafts </text:p>
        <text:p text:style-name="P4"><draw:frame draw:style-name="fr1" draw:name="Bild3" text:anchor-type="as-char" svg:width="0.767cm" svg:height="0.767cm" draw:z-index="2"><draw:image xlink:href="Pictures/10000478000002FF000002FF48A17155E02CCD40.svg" xlink:type="simple" xlink:show="embed" xlink:actuate="onLoad" draw:mime-type="image/svg+xml"/><draw:image xlink:href="Pictures/100000010000001D0000001D81331D409F1746F3.png" xlink:type="simple" xlink:show="embed" xlink:actuate="onLoad" draw:mime-type="image/png"/></draw:frame></text:p>
        <text:p text:style-name="P5">To create a Godot Editor plugin that automatically takes a screenshot of your scene and uses it as an icon in a dropdown menu, you'll need to combine several techniques:</text:p>
        <text:p text:style-name="P5"><text:span text:style-name="Strong_20_Emphasis">1. Create a New Editor Plugin:</text:span></text:p>
        <text:list text:style-name="L6">
          <text:list-item>
            <text:p text:style-name="P15">Create a new script that inherits from <text:span text:style-name="Source_20_Text">EditorPlugin</text:span>. </text:p>
          </text:list-item>
          <text:list-item>
            <text:p text:style-name="P16">Implement the <text:span text:style-name="Source_20_Text">_enter_tree()</text:span> and <text:span text:style-name="Source_20_Text">_exit_tree()</text:span> methods to initialize and deinitialize your plugin. </text:p>
          </text:list-item>
        </text:list>
        <text:p text:style-name="P5"><text:span text:style-name="Strong_20_Emphasis">2. Implement the Screenshot Functionality:</text:span></text:p>
        <text:list text:style-name="L7">
          <text:list-item>
            <text:p text:style-name="P17">Use Godot's built-in <text:span text:style-name="Source_20_Text">Image</text:span> class to capture the viewport's contents. </text:p>
          </text:list-item>
          <text:list-item>
            <text:p text:style-name="P17">You can use <text:span text:style-name="Source_20_Text">get_viewport().get_texture().get_data()</text:span> to get the pixel data of the viewport. </text:p>
          </text:list-item>
          <text:list-item>
            <text:p text:style-name="P18">Create an <text:span text:style-name="Source_20_Text">Image</text:span> object from the pixel data and resize it to the desired icon size. </text:p>
          </text:list-item>
        </text:list>
        <text:p text:style-name="P5"><text:span text:style-name="Strong_20_Emphasis">3. Create a Custom Node with a Dropdown Menu:</text:span></text:p>
        <text:list text:style-name="L8">
          <text:list-item>
            <text:p text:style-name="P19"><text:soft-page-break/>Create a new script that inherits from a suitable base class (e.g., <text:span text:style-name="Source_20_Text">Node</text:span>, <text:span text:style-name="Source_20_Text">Node2D</text:span>, or <text:span text:style-name="Source_20_Text">Spatial</text:span>). </text:p>
          </text:list-item>
          <text:list-item>
            <text:p text:style-name="P19">Add a <text:span text:style-name="Source_20_Text">OptionButton</text:span> node to your custom node. </text:p>
          </text:list-item>
          <text:list-item>
            <text:p text:style-name="P19">Populate the <text:span text:style-name="Source_20_Text">OptionButton</text:span>'s items with custom names. </text:p>
          </text:list-item>
          <text:list-item>
            <text:p text:style-name="P20">For each item, create a corresponding <text:span text:style-name="Source_20_Text">Image</text:span> using the screenshot functionality and assign it as the item's icon. </text:p>
          </text:list-item>
        </text:list>
        <text:p text:style-name="P5"><text:span text:style-name="Strong_20_Emphasis">4. Register the Editor Plugin:</text:span></text:p>
        <text:list text:style-name="L9">
          <text:list-item>
            <text:p text:style-name="P21">In your <text:span text:style-name="Source_20_Text">project.godot</text:span> file, add a <text:span text:style-name="Source_20_Text">[editor_plugins]</text:span> section and register your plugin: </text:p>
          </text:list-item>
        </text:list>
        <text:p text:style-name="P2"><text:span text:style-name="Source_20_Text">[editor_plugins]</text:span></text:p>
        <text:p text:style-name="P1"><text:span text:style-name="Source_20_Text">my_editor_plugin = "res://MyEditorPlugin.gd"</text:span></text:p>
        <text:p text:style-name="P5"><text:span text:style-name="Strong_20_Emphasis">Here's a basic example:</text:span></text:p>
        <text:p text:style-name="P5">GDScript</text:p>
        <text:p text:style-name="P2"><text:span text:style-name="Source_20_Text">extends EditorPlugin</text:span></text:p>
        <text:p text:style-name="P2"/>
        <text:p text:style-name="P2"><text:span text:style-name="Source_20_Text">func _enter_tree():</text:span></text:p>
        <text:p text:style-name="P2"><text:span text:style-name="Source_20_Text"><text:s text:c="4"/># ... (Your plugin initialization code)</text:span></text:p>
        <text:p text:style-name="P2"/>
        <text:p text:style-name="P2"><text:span text:style-name="Source_20_Text"><text:s text:c="4"/># Create a custom node with a dropdown menu</text:span></text:p>
        <text:p text:style-name="P2"><text:span text:style-name="Source_20_Text"><text:s text:c="4"/>var custom_node = Node.new()</text:span></text:p>
        <text:p text:style-name="P2"><text:span text:style-name="Source_20_Text"><text:s text:c="4"/>var option_button = OptionButton.new()</text:span></text:p>
        <text:p text:style-name="P2"><text:span text:style-name="Source_20_Text"><text:s text:c="4"/>custom_node.add_child(option_button)</text:span></text:p>
        <text:p text:style-name="P2"/>
        <text:p text:style-name="P2"><text:span text:style-name="Source_20_Text"><text:s text:c="4"/># Add items to the dropdown menu with icons</text:span></text:p>
        <text:p text:style-name="P2"><text:span text:style-name="Source_20_Text"><text:s text:c="4"/>var item_1 = option_button.add_item("Option 1")</text:span></text:p>
        <text:p text:style-name="P2"><text:span text:style-name="Source_20_Text"><text:s text:c="4"/>var item_2 = option_button.add_item("Option 2")</text:span></text:p>
        <text:p text:style-name="P2"/>
        <text:p text:style-name="P2"><text:span text:style-name="Source_20_Text"><text:s text:c="4"/># Capture a screenshot of the viewport</text:span></text:p>
        <text:p text:style-name="P2"><text:span text:style-name="Source_20_Text"><text:s text:c="4"/>var viewport_image = get_viewport().get_texture().get_data()</text:span></text:p>
        <text:p text:style-name="P2"><text:span text:style-name="Source_20_Text"><text:s text:c="4"/>var icon_image = Image.new()</text:span></text:p>
        <text:p text:style-name="P2"><text:span text:style-name="Source_20_Text"><text:s text:c="4"/>icon_image.create_from_data(viewport_image.width / 4, viewport_image.height / 4, viewport_image.format, viewport_image.data)</text:span></text:p>
        <text:p text:style-name="P2"/>
        <text:p text:style-name="P2"><text:span text:style-name="Source_20_Text"><text:s text:c="4"/># Set the icon for the first item</text:span></text:p>
        <text:p text:style-name="P2"><text:span text:style-name="Source_20_Text"><text:s text:c="4"/>option_button.set_item_icon(item_1, icon_image)</text:span></text:p>
        <text:p text:style-name="P2"/>
        <text:p text:style-name="P2"><text:span text:style-name="Source_20_Text"><text:s text:c="4"/># ... (More items and icons can be added similarly)</text:span></text:p>
        <text:p text:style-name="P2"/>
        <text:p text:style-name="P2"><text:span text:style-name="Source_20_Text"><text:s text:c="4"/># Add the custom node to the scene tree</text:span></text:p>
        <text:p text:style-name="P1"><text:span text:style-name="Source_20_Text"><text:s text:c="4"/>get_tree().root.add_child(custom_node)</text:span></text:p>
        <text:p text:style-name="P5">Use code <text:a xlink:type="simple" xlink:href="../../../../../../faq%23coding" office:target-frame-name="_blank" xlink:show="new" text:style-name="Internet_20_link" text:visited-style-name="Visited_20_Internet_20_Link">with caution.</text:a></text:p>
        <text:p text:style-name="P5"><text:span text:style-name="Strong_20_Emphasis">Additional Considerations:</text:span></text:p>
        <text:list text:style-name="L10">
          <text:list-item>
            <text:p text:style-name="P22">You can customize the screenshot size and format to fit your needs. </text:p>
          </text:list-item>
          <text:list-item>
            <text:p text:style-name="P22">Consider using a background thread to capture screenshots to avoid freezing the editor. </text:p>
          </text:list-item>
          <text:list-item>
            <text:p text:style-name="P22">For more complex scenarios, you might need to use a custom property editor to handle the dropdown menu and icon generation. </text:p>
          </text:list-item>
          <text:list-item>
            <text:p text:style-name="P23">Explore Godot's built-in editor APIs to extend your plugin's functionality. </text:p>
          </text:list-item>
        </text:list>
        <text:p text:style-name="P5"><text:soft-page-break/>By following these steps and leveraging Godot's powerful editor API, you can create a custom editor plugin that automates the process of capturing screenshots and using them as icons in dropdown menu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L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L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0:34.228000000</meta:creation-date>
    <dc:date>2024-11-30T20:11:38.731000000</dc:date>
    <meta:editing-duration>PT1M9S</meta:editing-duration>
    <meta:editing-cycles>1</meta:editing-cycles>
    <meta:document-statistic meta:table-count="0" meta:image-count="3" meta:object-count="0" meta:page-count="4" meta:paragraph-count="95" meta:word-count="746" meta:character-count="5262" meta:non-whitespace-character-count="4478"/>
    <meta:generator>LibreOffice/7.5.4.2$Windows_X86_64 LibreOffice_project/36ccfdc35048b057fd9854c757a8b67ec53977b6</meta:generator>
  </office:meta>
</office:document-meta>
</file>